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17a2" officeooo:paragraph-rsid="000017a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017a2" officeooo:paragraph-rsid="000017a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017a2" officeooo:paragraph-rsid="000017a2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17a2" officeooo:paragraph-rsid="000017a2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4</text:p>
      <text:p text:style-name="P1"/>
      <text:p text:style-name="P1">Задания:</text:p>
      <text:p text:style-name="P4">1. Дан массив размера N и целые числа K и L (1 ≤ K ≤ L ≤ N). Найти среднее арифметическое элементов массива с номерами от K до L включительно.</text:p>
      <text:p text:style-name="P5">2. Дан целочисленный массив размера N, не содержащий одинаковых чисел. Проверить, образуют ли его элементы арифметическую прогрессию. Если образуют, то вывести разность прогрессии, если нет — вывести 0.</text:p>
      <text:p text:style-name="P5">3. Дан массив A размера N. Найти минимальный элемент из его элементов с четными номерами: A2, A4, A6,</text:p>
      <text:p text:style-name="P5">4. Дан массив размера N. Найти номер его последнего локального максимума (локальный максимум — это элемент, который больше любого из своих соседей).</text:p>
      <text:p text:style-name="P5">5. Дан целочисленный массив размера N, содержащий ровно два одинаковых элемента. Найти номера одинаковых элементов и вывести эти номера в порядке возрастания</text:p>
      <text:p text:style-name="P1"/>
      <text:p text:style-name="P2">№1.</text:p>
      <text:p text:style-name="P3"/>
      <text:p text:style-name="P3">#include &lt;iostream&gt;</text:p>
      <text:p text:style-name="P3"><text:line-break/><text:line-break/>using namespace std;</text:p>
      <text:p text:style-name="P3">int main()<text:line-break/> {</text:p>
      <text:p text:style-name="P3">int N,K,L,s=0,k;<text:line-break/> <text:s text:c="3"/></text:p>
      <text:p text:style-name="P3">cout&lt;&lt;"Введите размер массива: ";<text:line-break/> <text:s text:c="3"/></text:p>
      <text:p text:style-name="P3">cin&gt;&gt;N;<text:line-break/> <text:s text:c="2"/></text:p>
      <text:p text:style-name="P3">int*a= new int [N];<text:line-break/> <text:s text:c="3"/></text:p>
      <text:p text:style-name="P3">cout&lt;&lt;"Введите элементы массива: ";<text:line-break/> <text:s text:c="3"/></text:p>
      <text:p text:style-name="P3">for(int i=0;i&lt;N;i++)<text:line-break/> <text:s text:c="3"/></text:p>
      <text:p text:style-name="P3">cin&gt;&gt;a[i];<text:line-break/> <text:s text:c="3"/></text:p>
      <text:p text:style-name="P3">cout&lt;&lt;"Введите числа K и L: ";<text:line-break/> <text:s text:c="3"/></text:p>
      <text:p text:style-name="P3"><text:soft-page-break/>cin&gt;&gt;K&gt;&gt;L;<text:line-break/> <text:s text:c="4"/></text:p>
      <text:p text:style-name="P3">for (int i=K; i&lt;=L;i++){<text:line-break/> <text:s text:c="4"/></text:p>
      <text:p text:style-name="P3">s=s+a[i];<text:line-break/> <text:s text:c="4"/></text:p>
      <text:p text:style-name="P3">k=k+1;<text:line-break/> <text:s text:c="4"/></text:p>
      <text:p text:style-name="P3">}<text:line-break/> <text:s text:c="4"/></text:p>
      <text:p text:style-name="P3">cout&lt;&lt;"Ср.ар.элементов массива с номерами от K до L включительно: "&lt;&lt;s/k;<text:line-break/> <text:s text:c="4"/><text:line-break/> <text:s text:c="4"/><text:line-break/><text:line-break/> <text:s text:c="3"/></text:p>
      <text:p text:style-name="P3">return 0;<text:line-break/>}</text:p>
      <text:p text:style-name="P3"/>
      <text:p text:style-name="P3"/>
      <text:p text:style-name="P3"/>
      <text:p text:style-name="P3"/>
      <text:p text:style-name="P2">№2.</text:p>
      <text:p text:style-name="P3"/>
      <text:p text:style-name="P3">#include &lt;iostream&gt;</text:p>
      <text:p text:style-name="P3"><text:line-break/>#include&lt;cmath&gt;</text:p>
      <text:p text:style-name="P3"><text:line-break/>using namespace std;<text:line-break/><text:line-break/></text:p>
      <text:p text:style-name="P3">int main()<text:line-break/>{ </text:p>
      <text:p text:style-name="P3">int N,d=0;<text:line-break/> <text:s text:c="3"/></text:p>
      <text:p text:style-name="P3">cout&lt;&lt;"Введите размер массива: ";<text:line-break/> <text:s text:c="3"/></text:p>
      <text:p text:style-name="P3">cin&gt;&gt;N;<text:line-break/> <text:s text:c="3"/></text:p>
      <text:p text:style-name="P3">int*a= new int [N];<text:line-break/> <text:s text:c="3"/></text:p>
      <text:p text:style-name="P3">cout&lt;&lt;"Введите элементы массива: ";<text:line-break/> <text:s text:c="3"/></text:p>
      <text:p text:style-name="P3">for(int i=0;i&lt;N;i++)<text:line-break/> <text:s text:c="3"/></text:p>
      <text:p text:style-name="P3">cin&gt;&gt;a[i];<text:line-break/> <text:s text:c="3"/><text:line-break/> <text:s text:c="4"/></text:p>
      <text:p text:style-name="P3">for (int i=0; i&lt;(N-2);i++) {<text:line-break/> <text:s text:c="4"/></text:p>
      <text:p text:style-name="P3"><text:soft-page-break/>if (abs(a[i+1] - a[i])==abs(a[i+2]-a[i+1]))<text:line-break/> <text:s text:c="4"/></text:p>
      <text:p text:style-name="P3">d=abs(a[i+1] - a[i]);<text:line-break/> <text:s text:c="4"/><text:line-break/> <text:line-break/> <text:s text:c="4"/></text:p>
      <text:p text:style-name="P3">}<text:line-break/> <text:s text:c="3"/><text:line-break/> <text:s text:c="4"/></text:p>
      <text:p text:style-name="P3">if (d!=0)<text:line-break/> <text:s text:c="7"/></text:p>
      <text:p text:style-name="P3">cout&lt;&lt;"Разность ар.прогрессии: "&lt;&lt;d;<text:line-break/> <text:s text:c="7"/></text:p>
      <text:p text:style-name="P3">else <text:line-break/> <text:s text:c="3"/></text:p>
      <text:p text:style-name="P3">cout&lt;&lt;"0 ";<text:line-break/> <text:s text:c="3"/></text:p>
      <text:p text:style-name="P3">return 0;<text:line-break/></text:p>
      <text:p text:style-name="P3">}</text:p>
      <text:p text:style-name="P3"/>
      <text:p text:style-name="P3"/>
      <text:p text:style-name="P3"/>
      <text:p text:style-name="P2">№3.</text:p>
      <text:p text:style-name="P3">#include &lt;iostream&gt;<text:line-break/>#include&lt;cmath&gt;<text:line-break/>using namespace std;<text:line-break/><text:line-break/>int main()<text:line-break/>{ int N,min=100000;<text:line-break/> <text:s text:c="3"/>cout&lt;&lt;"Введите размер массива: ";<text:line-break/> <text:s text:c="3"/>cin&gt;&gt;N;<text:line-break/> <text:s text:c="3"/>int*A= new int [N];<text:line-break/> <text:s text:c="3"/>cout&lt;&lt;"Введите элементы массива: ";<text:line-break/> <text:s text:c="3"/>for(int i=0;i&lt;N;i++)<text:line-break/> <text:s text:c="3"/>cin&gt;&gt;A[i];<text:line-break/> <text:s text:c="3"/><text:line-break/> <text:s text:c="4"/>for (int i=0; i&lt;N;i++){<text:line-break/> <text:s text:c="8"/>if(i%2==0) {<text:line-break/> <text:s text:c="12"/>if (A[i]&lt;min)<text:line-break/> <text:s text:c="12"/>min=A[i];<text:line-break/> <text:s text:c="8"/>}<text:line-break/> <text:s text:c="8"/><text:line-break/> <text:s text:c="4"/>}<text:line-break/> <text:s text:c="4"/><text:line-break/> cout&lt;&lt;"Минимальный элемент из элементов с четными номерами: "&lt;&lt;min;<text:line-break/><text:line-break/> <text:s text:c="3"/>return 0;<text:line-break/>}</text:p>
      <text:p text:style-name="P3"><text:soft-page-break/></text:p>
      <text:p text:style-name="P3"/>
      <text:p text:style-name="P3"/>
      <text:p text:style-name="P2">№4.</text:p>
      <text:p text:style-name="P3"/>
      <text:p text:style-name="P3">#include &lt;iostream&gt;<text:line-break/>using namespace std;<text:line-break/><text:line-break/>int main()<text:line-break/>{ int N,max=-100000;<text:line-break/> <text:s text:c="3"/>cout&lt;&lt;"Введите размер массива: ";<text:line-break/> <text:s text:c="3"/>cin&gt;&gt;N;<text:line-break/> <text:s text:c="3"/>int*A= new int [N];<text:line-break/> <text:s text:c="3"/>cout&lt;&lt;"Введите элементы массива: ";<text:line-break/> <text:s text:c="3"/>for(int i=0;i&lt;N;i++)<text:line-break/> <text:s text:c="3"/>cin&gt;&gt;A[i];<text:line-break/> <text:s text:c="3"/><text:line-break/> <text:s text:c="4"/>for (int i=1; i&lt;(N-1);i++){<text:line-break/> <text:s text:c="8"/>if ((A[i-1] &lt; A[i]) &amp;&amp; (A[i] &gt; A[i+1]))<text:line-break/> <text:s text:c="8"/>max = i;<text:line-break/> <text:s text:c="8"/><text:line-break/> <text:s text:c="8"/><text:line-break/> <text:s text:c="4"/>}<text:line-break/> <text:s text:c="4"/><text:line-break/> cout&lt;&lt;"Номер последнего локального максимума: "&lt;&lt; max;<text:line-break/><text:line-break/> <text:s text:c="3"/>return 0;<text:line-break/>}</text:p>
      <text:p text:style-name="P3"/>
      <text:p text:style-name="P3"/>
      <text:p text:style-name="P2">№5.</text:p>
      <text:p text:style-name="P3"/>
      <text:p text:style-name="P3">#include &lt;iostream&gt;<text:line-break/>using namespace std;<text:line-break/><text:line-break/>int main()<text:line-break/>{ int N, k1, k2;<text:line-break/> <text:s text:c="3"/>cout&lt;&lt;"Введите размер массива: ";<text:line-break/> <text:s text:c="3"/>cin&gt;&gt;N;<text:line-break/> <text:s text:c="3"/>int*A= new int [N];<text:line-break/> <text:s text:c="3"/>cout&lt;&lt;"Введите элементы массива: ";<text:line-break/> <text:s text:c="3"/>for(int i=0;i&lt;N;i++)<text:line-break/> <text:s text:c="3"/>cin&gt;&gt;A[i];<text:line-break/> <text:s text:c="3"/><text:line-break/> <text:s text:c="4"/>for (int i=0; i&lt;N;i++){<text:line-break/> <text:s text:c="6"/>for (int j=0; j&lt;N-1;j++){<text:line-break/> <text:s text:c="8"/>if (A[i] == A[j]) { <text:line-break/> <text:s text:c="8"/>k1 = i;<text:line-break/> <text:s text:c="8"/>k2 = j;<text:line-break/><text:soft-page-break/> <text:s text:c="8"/>}<text:line-break/> <text:s text:c="4"/>}<text:line-break/> <text:s text:c="4"/>}<text:line-break/> <text:s text:c="4"/><text:line-break/> if (k1 &lt; k2)<text:line-break/> cout&lt;&lt;"Номера одинаковых элементов: "&lt;&lt; k1 &lt;&lt; ' ' &lt;&lt; k2;<text:line-break/> else<text:line-break/> cout&lt;&lt;"Номера одинаковых элементов: "&lt;&lt; k2 &lt;&lt; ' ' &lt;&lt; k1;<text:line-break/> <text:line-break/><text:line-break/> <text:s text:c="3"/>return 0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28:08.287000000</dc:date>
    <meta:editing-duration>PT1M27S</meta:editing-duration>
    <meta:editing-cycles>1</meta:editing-cycles>
    <meta:document-statistic meta:table-count="0" meta:image-count="0" meta:object-count="0" meta:page-count="5" meta:paragraph-count="54" meta:word-count="409" meta:character-count="3163" meta:non-whitespace-character-count="2301"/>
  </office:meta>
</office:document-meta>
</file>